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<text:s/>OO Feature</text:p>
      <text:p text:style-name="Standard">---</text:p>
      <text:p text:style-name="Standard"/>
      <text:p text:style-name="Standard">h2. {{ page.title }}</text:p>
      <text:p text:style-name="P2">&lt;p class="publish_date"&gt;7 November 2011&lt;/p&gt;</text:p>
      <text:p text:style-name="P2"/>
      <text:p text:style-name="Standard">h3. Object oriented programming</text:p>
      <text:p text:style-name="Standard"/>
      <text:p text:style-name="Standard">The choices here are</text:p>
      <text:p text:style-name="Standard"/>
      <text:p text:style-name="Standard">* Class based with subtype polymorphism.</text:p>
      <text:p text:style-name="Standard">* Prototype based </text:p>
      <text:p text:style-name="Standard"/>
      <text:p text:style-name="P1">The first approach creates class types, all instances of data of a given class must in structure to their respective class type. </text:p>
      <text:p text:style-name="Standard"/>
      <text:p text:style-name="Standard">Prototype based objects – each object instance is constructed anew, the structure of the instance does not conform to any prescribed features.</text:p>
      <text:p text:style-name="Standard"/>
      <text:p text:style-name="Standard">h3. More on classes</text:p>
      <text:p text:style-name="Standard"/>
      <text:p text:style-name="Standard">Class based design acts as a schema for the actual data that a program is processing. All object instances have to fit some layout prescribed by a class instance. </text:p>
      <text:p text:style-name="Standard"/>
      <text:p text:style-name="P1">I think that the class based design approach can be compared to other software development efforts that require the design of a schema. Usually such a design process involves a level of discipline that can't be expected from a person who is just learning to program. </text:p>
      <text:p text:style-name="P1"/>
      <text:p text:style-name="P1">There are many different ways as to how a given system can be partitioned into classes; these designs are also often very brittle, a small change in the requirements can lead to major redesigns of a system.</text:p>
      <text:p text:style-name="Standard"/>
      <text:p text:style-name="P1">Normal people (not conditioned by years of programming practice) are no good at growing / maintaining hierarchies of concept.</text:p>
      <text:p text:style-name="P1"/>
      <text:p text:style-name="P1">Usually people try to avoid hierarchies in their daily life, they always try.</text:p>
      <text:p text:style-name="Standard">Some observations that justify this statement:</text:p>
      <text:p text:style-name="Standard"><text:s text:c="5"/>People tend to put all their file on the desktop instead of creating hierarchies of folders.</text:p>
      <text:p text:style-name="Standard"><text:s text:c="5"/>Discussion boards: Once upon a time each discussion board had threaded discussions (hierarchies of message as main node– response to given message as child nodes) nowadays this format is not commonly used; it's simpler to manage for most people; I think Joel on Software said that first with regards to discussion boards. Once upon a time that was really a very novel view on things.</text:p>
      <text:p text:style-name="Standard"/>
      <text:p text:style-name="Standard">h3. Advantages of classes</text:p>
      <text:p text:style-name="Standard"/>
      <text:p text:style-name="Standard">The big advantage is that the compiler knows the layout of a class; so it can translate this knowledge into efficient executable code.</text:p>
      <text:p text:style-name="Standard"/>
      <text:p text:style-name="Standard"><text:soft-page-break/>Another advantage is that developer environments can offer documentation and auto-completion for a given type and its members. </text:p>
      <text:p text:style-name="Standard"/>
      <text:p text:style-name="Standard">These are of course things that are of enormous benefit to large software projects.</text:p>
      <text:h text:style-name="Heading_20_3" text:outline-level="3"/>
      <text:p text:style-name="Standard">h3. Advantages of prototype based approach</text:p>
      <text:p text:style-name="Text_20_body"/>
      <text:p text:style-name="Text_20_body">The concept is much simpler to grasp, therefore better suited for an educational programming language.</text:p>
      <text:p text:style-name="P1"/>
      <text:p text:style-name="P1">Many advantages of prototype based approach are listed in the paper “Self the Power of Simplicity” by David Ungar, Randal Smith.</text:p>
      <text:p text:style-name="P1"/>
      <text:p text:style-name="P1">I think that process of designing a prototype based system is similar to identifying objects by applying analogy (See “Lecture by Douglas R. Hofstdadter”:<text:a xlink:type="simple" xlink:href="https://www.youtube.com/watch?feature=player_embedded&amp;v=n8m7lFQ3njk">https://www.youtube.com/watch?feature=player_embedded&amp;v=n8m7lFQ3njk</text:a> ) ; class based approaches are similar to the attempt to creating rigid classifications, in the sense of Aristotl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m</meta:initial-creator>
    <meta:creation-date>2012-05-24T12:29:18.71</meta:creation-date>
    <dc:date>2012-06-11T06:11:40.70</dc:date>
    <meta:editing-duration>PT26H05M34S</meta:editing-duration>
    <meta:editing-cycles>44</meta:editing-cycles>
    <meta:generator>OpenOffice.org/3.1$Win32 OpenOffice.org_project/310m19$Build-9420</meta:generator>
    <meta:document-statistic meta:table-count="0" meta:image-count="0" meta:object-count="0" meta:page-count="2" meta:paragraph-count="29" meta:word-count="457" meta:character-count="2845"/>
  </office:meta>
</office:document-meta>
</file>